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53.98mm"/>
    </style:style>
    <style:style style:name="co8" style:family="table-column">
      <style:table-column-properties fo:break-before="auto" style:column-width="85.2mm"/>
    </style:style>
    <style:style style:name="co9" style:family="table-column">
      <style:table-column-properties fo:break-before="auto" style:column-width="63.5mm"/>
    </style:style>
    <style:style style:name="co4" style:family="table-column">
      <style:table-column-properties fo:break-before="auto" style:column-width="22.23mm"/>
    </style:style>
    <style:style style:name="co6" style:family="table-column">
      <style:table-column-properties fo:break-before="auto" style:column-width="32.01mm"/>
    </style:style>
    <style:style style:name="co10" style:family="table-column">
      <style:table-column-properties fo:break-before="auto" style:column-width="70.38mm"/>
    </style:style>
    <style:style style:name="co11" style:family="table-column">
      <style:table-column-properties fo:break-before="auto" style:column-width="76.73mm"/>
    </style:style>
    <style:style style:name="co12" style:family="table-column">
      <style:table-column-properties fo:break-before="auto" style:column-width="23.28mm"/>
    </style:style>
    <style:style style:name="co13" style:family="table-column">
      <style:table-column-properties fo:break-before="auto" style:column-width="22.58mm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7" style:family="table-row">
      <style:table-row-properties style:row-height="14.02mm" fo:break-before="auto" style:use-optimal-row-height="false"/>
    </style:style>
    <style:style style:name="ro8" style:family="table-row">
      <style:table-row-properties style:row-height="9.26mm" fo:break-before="auto" style:use-optimal-row-height="false"/>
    </style:style>
    <style:style style:name="ro5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18.79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ta2" style:family="table" style:master-page-name="PageStyle_5f_Ejemplo">
      <style:table-properties table:display="true" style:writing-mode="lr-tb"/>
    </style:style>
    <style:style style:name="ta3" style:family="table" style:master-page-name="PageStyle_5f_Datos">
      <style:table-properties table:display="true" style:writing-mode="lr-tb"/>
    </style:style>
    <style:style style:name="ce13" style:family="table-cell" style:parent-style-name="Default">
      <style:table-cell-properties fo:border="0.99pt solid #000000"/>
      <style:text-properties fo:color="#000000" style:text-line-through-style="none" style:text-line-through-type="none" style:text-position="" style:font-name="Arial1" fo:font-size="11pt" fo:font-style="normal" style:text-underline-style="none" fo:font-weight="bold" style:font-name-asian="Arial1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bfdfff" fo:border="0.99pt solid #000000"/>
      <style:text-properties fo:color="#000000" style:text-line-through-style="none" style:text-line-through-type="none" style:text-position="" style:font-name="Arial1" fo:font-size="11pt" fo:font-style="normal" style:text-underline-style="none" fo:font-weight="bold" style:font-name-asian="Arial1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dfefff" style:text-align-source="fix" style:repeat-content="false" fo:border="0.99pt solid #000000" style:vertical-align="bottom"/>
      <style:paragraph-properties fo:text-align="end"/>
      <style:text-properties fo:color="#000000" style:text-line-through-style="none" style:text-line-through-type="none" style:text-position="" style:font-name="Arial1" fo:font-size="11pt" fo:font-style="normal" style:text-underline-style="none" fo:font-weight="bold" style:font-name-asian="Arial1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ext-properties fo:color="#000000" style:text-line-through-style="none" style:text-line-through-type="none" style:text-position="" style:font-name="Arial1" fo:font-size="11pt" fo:font-style="normal" style:text-underline-style="none" fo:font-weight="bold" style:font-name-asian="Arial1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ext-properties fo:color="#000000" style:text-line-through-style="none" style:text-line-through-type="none" style:text-position="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dfdfdf" fo:border="0.99pt solid #000000"/>
      <style:text-properties fo:color="#000000" style:text-line-through-style="none" style:text-line-through-type="none" style:text-position="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e0" fo:border="0.99pt solid #000000"/>
      <style:text-properties fo:color="#000000" style:text-line-through-style="none" style:text-line-through-type="none" style:text-position="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e0" fo:wrap-option="wrap" fo:border="0.99pt solid #000000" style:vertical-align="bottom"/>
      <style:text-properties fo:color="#000000" style:text-line-through-style="none" style:text-line-through-type="none" style:text-position="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="0.99pt solid #000000"/>
      <style:text-properties fo:color="#000000" style:text-line-through-style="none" style:text-line-through-type="none" style:text-position="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ext-properties fo:color="#000000" style:text-line-through-style="none" style:text-line-through-type="none" style:text-position="" style:font-name="Arial1" fo:font-size="20pt" fo:font-style="normal" style:text-underline-style="none" fo:font-weight="bold" style:font-name-asian="Arial1" style:font-size-asian="20pt" style:font-style-asian="normal" style:font-weight-asian="bold" style:font-size-complex="20pt" style:font-style-complex="normal" style:font-weight-complex="bold"/>
    </style:style>
    <style:style style:name="ce36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="0.99pt solid #000000"/>
      <style:text-properties fo:color="#000000" style:text-line-through-style="none" style:text-line-through-type="none" style:font-name="Arial1" fo:font-size="11pt" fo:font-style="normal" style:text-underline-style="none" fo:font-weight="bold" style:font-name-asian="Arial1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bfdfff" fo:border="0.99pt solid #000000"/>
      <style:text-properties fo:color="#000000" style:text-line-through-style="none" style:text-line-through-type="none" style:font-name="Arial1" fo:font-size="11pt" fo:font-style="normal" style:text-underline-style="none" fo:font-weight="bold" style:font-name-asian="Arial1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dfefff" style:text-align-source="fix" style:repeat-content="false" fo:border="0.99pt solid #000000" style:vertical-align="bottom"/>
      <style:paragraph-properties fo:text-align="end"/>
      <style:text-properties fo:color="#000000" style:text-line-through-style="none" style:text-line-through-type="none" style:font-name="Arial1" fo:font-size="11pt" fo:font-style="normal" style:text-underline-style="none" fo:font-weight="bold" style:font-name-asian="Arial1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ext-properties fo:color="#000000" style:text-line-through-style="none" style:text-line-through-type="none" style:font-name="Arial1" fo:font-size="11pt" fo:font-style="normal" style:text-underline-style="none" fo:font-weight="bold" style:font-name-asian="Arial1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ext-properties fo:color="#000000" style:text-line-through-style="none" style:text-line-through-typ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dfdfdf" fo:border="0.99pt solid #000000"/>
      <style:text-properties fo:color="#000000" style:text-line-through-style="none" style:text-line-through-typ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e0" fo:border="0.99pt solid #000000"/>
      <style:text-properties fo:color="#000000" style:text-line-through-style="none" style:text-line-through-typ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e0" fo:wrap-option="wrap" fo:border="0.99pt solid #000000" style:vertical-align="bottom"/>
      <style:text-properties fo:color="#000000" style:text-line-through-style="none" style:text-line-through-typ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e0" fo:border="0.99pt solid #000000" style:vertical-align="bottom"/>
      <style:text-properties fo:color="#000000" style:text-line-through-style="none" style:text-line-through-typ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="0.99pt solid #000000"/>
      <style:text-properties fo:color="#000000" style:text-line-through-style="none" style:text-line-through-typ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ext-properties fo:color="#000000" style:text-line-through-style="none" style:text-line-through-type="none" style:font-name="Arial1" fo:font-size="20pt" fo:font-style="normal" style:text-underline-style="none" fo:font-weight="bold" style:font-name-asian="Arial1" style:font-size-asian="20pt" style:font-style-asian="normal" style:font-weight-asian="bold" style:font-size-complex="20pt" style:font-style-complex="normal" style:font-weight-complex="bold"/>
    </style:style>
    <style:style style:name="ce30" style:family="table-cell" style:parent-style-name="Default">
      <style:table-cell-properties style:vertical-align="bottom"/>
      <style:text-properties fo:color="#000000" style:text-line-through-style="none" style:text-line-through-typ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Datos" table:style-name="ta3" table:print="false">
        <office:forms form:automatic-focus="false" form:apply-design-mode="false"/>
        <table:table-column table:style-name="co10" table:default-cell-style-name="ce23"/>
        <table:table-column table:style-name="co11" table:number-columns-repeated="5" table:default-cell-style-name="ce23"/>
        <table:table-column table:style-name="co4" table:number-columns-repeated="10" table:default-cell-style-name="ce23"/>
        <table:table-column table:style-name="co12" table:number-columns-repeated="10" table:default-cell-style-name="Default"/>
        <table:table-column table:style-name="co6" table:number-columns-repeated="230" table:default-cell-style-name="Default"/>
        <table:table-row table:style-name="ro2">
          <table:table-cell table:style-name="ce12"/>
          <table:table-cell table:style-name="ce15" office:value-type="string" calcext:value-type="string">
            <text:p>Equipo 3</text:p>
          </table:table-cell>
          <table:table-cell table:style-name="ce28" table:number-columns-repeated="4"/>
          <table:table-cell table:number-columns-repeated="250"/>
        </table:table-row>
        <table:table-row table:style-name="ro2">
          <table:table-cell table:style-name="ce12"/>
          <table:table-cell table:style-name="ce15" office:value-type="string" calcext:value-type="string">
            <text:p>Jorge Martínez</text:p>
          </table:table-cell>
          <table:table-cell table:style-name="ce15" office:value-type="string" calcext:value-type="string">
            <text:p>Cristina Lahoz</text:p>
          </table:table-cell>
          <table:table-cell table:style-name="ce15" office:value-type="string" calcext:value-type="string">
            <text:p>Patricia Lázaro</text:p>
          </table:table-cell>
          <table:table-cell table:style-name="ce15" office:value-type="string" calcext:value-type="string">
            <text:p>Eduardo Ibañez</text:p>
          </table:table-cell>
          <table:table-cell table:style-name="ce15" office:value-type="string" calcext:value-type="string">
            <text:p>Daniel Forcen</text:p>
          </table:table-cell>
          <table:table-cell table:style-name="ce22"/>
          <table:table-cell table:number-columns-repeated="249"/>
        </table:table-row>
        <table:table-row table:style-name="ro2">
          <table:table-cell table:style-name="ce15" office:value-type="string" calcext:value-type="string">
            <text:p>Semanas del 15-FEB y 22-FEB</text:p>
          </table:table-cell>
          <table:table-cell table:style-name="ce24" table:number-columns-repeated="5"/>
          <table:table-cell table:number-columns-repeated="250"/>
        </table:table-row>
        <table:table-row table:style-name="ro3">
          <table:table-cell table:style-name="ce21" office:value-type="string" calcext:value-type="string">
            <text:p>Horas trabajadas</text:p>
          </table:table-cell>
          <table:table-cell table:style-name="ce25" office:value-type="float" office:value="9.5" calcext:value-type="float">
            <text:p>9,5</text:p>
          </table:table-cell>
          <table:table-cell table:style-name="ce25" office:value-type="float" office:value="6.5" calcext:value-type="float">
            <text:p>6,5</text:p>
          </table:table-cell>
          <table:table-cell table:style-name="ce25" office:value-type="float" office:value="2.5" calcext:value-type="float">
            <text:p>2,5</text:p>
          </table:table-cell>
          <table:table-cell table:style-name="ce25" office:value-type="float" office:value="3.5" calcext:value-type="float">
            <text:p>3,5</text:p>
          </table:table-cell>
          <table:table-cell table:style-name="ce25" office:value-type="float" office:value="4.5" calcext:value-type="float">
            <text:p>4,5</text:p>
          </table:table-cell>
          <table:table-cell table:number-columns-repeated="250"/>
        </table:table-row>
        <table:table-row table:style-name="ro9">
          <table:table-cell table:style-name="ce21" office:value-type="string" calcext:value-type="string">
            <text:p>Descripción trabajo</text:p>
          </table:table-cell>
          <table:table-cell table:style-name="ce26" office:value-type="string" calcext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26" office:value-type="string" calcext:value-type="string">
            <text:p>18/02/2016: tutorial ionic (2 horas)18/02/2016: primera reunion (1,5 horas)23/02/2016: desarrollo de gui (2 horas)26/02/2016: reunion scrum (1 hora)</text:p>
          </table:table-cell>
          <table:table-cell table:style-name="ce26" office:value-type="string" calcext:value-type="string">
            <text:p>18/02/2016: primera reunion (1,5 horas)26/02/2016: reunion scrum (1 hora)</text:p>
          </table:table-cell>
          <table:table-cell table:style-name="ce26" office:value-type="string" calcext:value-type="string">
            <text:p>18/02/2016: primera reunion (1,5 horas)</text:p>
            <text:p>26/02/2016: reunion scrum (1 hora)</text:p>
            <text:p>28/02/2016: tutorial ionic (1 hora)</text:p>
          </table:table-cell>
          <table:table-cell table:style-name="ce26" office:value-type="string" calcext:value-type="string">
            <text:p>18/02/2016: primera reunion (1,5 horas)22/02/2016: tutorial ionic (1 hora)26/02/2016: reunion scrum (1 hora)28/02/2016: diagrama entidades (1 hora)</text:p>
          </table:table-cell>
          <table:table-cell table:number-columns-repeated="250"/>
        </table:table-row>
        <table:table-row table:style-name="ro2">
          <table:table-cell table:style-name="ce15" office:value-type="string" calcext:value-type="string">
            <text:p>Semanas del 29-FEB y 7-MAR</text:p>
          </table:table-cell>
          <table:table-cell table:style-name="ce24" table:number-columns-repeated="5"/>
          <table:table-cell table:number-columns-repeated="250"/>
        </table:table-row>
        <table:table-row table:style-name="ro3">
          <table:table-cell table:style-name="ce21" office:value-type="string" calcext:value-type="string">
            <text:p>Horas trabajadas</text:p>
          </table:table-cell>
          <table:table-cell table:style-name="ce27" office:value-type="float" office:value="5" calcext:value-type="float">
            <text:p>5</text:p>
          </table:table-cell>
          <table:table-cell table:style-name="ce25" office:value-type="float" office:value="1.5" calcext:value-type="float">
            <text:p>1,5</text:p>
          </table:table-cell>
          <table:table-cell table:style-name="ce25" office:value-type="float" office:value="6.5" calcext:value-type="float">
            <text:p>6,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.5" calcext:value-type="float">
            <text:p>1,5</text:p>
          </table:table-cell>
          <table:table-cell table:number-columns-repeated="250"/>
        </table:table-row>
        <table:table-row table:style-name="ro9">
          <table:table-cell table:style-name="ce21" office:value-type="string" calcext:value-type="string">
            <text:p>Descripción trabajo</text:p>
          </table:table-cell>
          <table:table-cell table:style-name="ce26" office:value-type="string" calcext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26" office:value-type="string" calcext:value-type="string">
            <text:p>02/03/2016: reunión arquitectura (1,5 horas)</text:p>
          </table:table-cell>
          <table:table-cell table:style-name="ce26" office:value-type="string" calcext:value-type="string">
            <text:p>01/03/2016: tutoriales (2 horas)</text:p>
            <text:p>02/03/2016: tutoriales (1 hora)</text:p>
            <text:p>02/03/2016: reunión arquitectura (1,5 horas)</text:p>
            <text:p>03/03/2016: tutoriales ionic (0,5 horas)</text:p>
            <text:p>03/03/2016: desarrollo (1,25 horas)</text:p>
            <text:p>07/03/2016: desarrollo (0,25 horas)</text:p>
          </table:table-cell>
          <table:table-cell table:style-name="ce26" office:value-type="string" calcext:value-type="string">
            <text:p>02/03/2016: reunión arquitectura (1,5 horas)</text:p>
            <text:p>08/03/2016: implementación entidades, objetos valor y repositorios (2 horas)</text:p>
            <text:p>12/03/2016: implementación entidades, objetos valor y repositorios (0,5 horas)</text:p>
          </table:table-cell>
          <table:table-cell table:style-name="ce26" office:value-type="string" calcext:value-type="string">
            <text:p>02/03/2016: reunión arquitectura (1,5 horas)</text:p>
          </table:table-cell>
          <table:table-cell table:number-columns-repeated="250"/>
        </table:table-row>
        <table:table-row table:style-name="ro2">
          <table:table-cell table:style-name="ce15" office:value-type="string" calcext:value-type="string">
            <text:p>Semanas del 14-MAR, 21-MAR y 4-ABR</text:p>
          </table:table-cell>
          <table:table-cell table:style-name="ce24" table:number-columns-repeated="5"/>
          <table:table-cell table:number-columns-repeated="250"/>
        </table:table-row>
        <table:table-row table:style-name="ro3">
          <table:table-cell table:style-name="ce21" office:value-type="string" calcext:value-type="string">
            <text:p>Horas trabajadas</text:p>
          </table:table-cell>
          <table:table-cell table:style-name="ce25" table:number-columns-repeated="5"/>
          <table:table-cell table:number-columns-repeated="250"/>
        </table:table-row>
        <table:table-row table:style-name="ro9">
          <table:table-cell table:style-name="ce21" office:value-type="string" calcext:value-type="string">
            <text:p>Descripción trabajo</text:p>
          </table:table-cell>
          <table:table-cell table:style-name="ce26" table:number-columns-repeated="5"/>
          <table:table-cell table:number-columns-repeated="250"/>
        </table:table-row>
        <table:table-row table:style-name="ro2">
          <table:table-cell table:style-name="ce15" office:value-type="string" calcext:value-type="string">
            <text:p>Semanas del 11-ABR y 18-ABR</text:p>
          </table:table-cell>
          <table:table-cell table:style-name="ce24" table:number-columns-repeated="5"/>
          <table:table-cell table:number-columns-repeated="250"/>
        </table:table-row>
        <table:table-row table:style-name="ro3">
          <table:table-cell table:style-name="ce21" office:value-type="string" calcext:value-type="string">
            <text:p>Horas trabajadas</text:p>
          </table:table-cell>
          <table:table-cell table:style-name="ce25" table:number-columns-repeated="5"/>
          <table:table-cell table:number-columns-repeated="250"/>
        </table:table-row>
        <table:table-row table:style-name="ro9">
          <table:table-cell table:style-name="ce21" office:value-type="string" calcext:value-type="string">
            <text:p>Descripción trabajo</text:p>
          </table:table-cell>
          <table:table-cell table:style-name="ce26" table:number-columns-repeated="5"/>
          <table:table-cell table:number-columns-repeated="250"/>
        </table:table-row>
        <table:table-row table:style-name="ro2">
          <table:table-cell table:style-name="ce15" office:value-type="string" calcext:value-type="string">
            <text:p>Semanas del 25-ABR y 2-MAY</text:p>
          </table:table-cell>
          <table:table-cell table:style-name="ce24" table:number-columns-repeated="5"/>
          <table:table-cell table:number-columns-repeated="250"/>
        </table:table-row>
        <table:table-row table:style-name="ro3">
          <table:table-cell table:style-name="ce21" office:value-type="string" calcext:value-type="string">
            <text:p>Horas trabajadas</text:p>
          </table:table-cell>
          <table:table-cell table:style-name="ce25" table:number-columns-repeated="5"/>
          <table:table-cell table:number-columns-repeated="250"/>
        </table:table-row>
        <table:table-row table:style-name="ro9">
          <table:table-cell table:style-name="ce21" office:value-type="string" calcext:value-type="string">
            <text:p>Descripción trabajo</text:p>
          </table:table-cell>
          <table:table-cell table:style-name="ce26" table:number-columns-repeated="5"/>
          <table:table-cell table:number-columns-repeated="250"/>
        </table:table-row>
        <table:table-row table:style-name="ro2">
          <table:table-cell table:style-name="ce15" office:value-type="string" calcext:value-type="string">
            <text:p>Semanas del 9-MAY, 16-MAY y 23-MAY</text:p>
          </table:table-cell>
          <table:table-cell table:style-name="ce24" table:number-columns-repeated="5"/>
          <table:table-cell table:number-columns-repeated="250"/>
        </table:table-row>
        <table:table-row table:style-name="ro3">
          <table:table-cell table:style-name="ce21" office:value-type="string" calcext:value-type="string">
            <text:p>Horas trabajadas</text:p>
          </table:table-cell>
          <table:table-cell table:style-name="ce25" table:number-columns-repeated="5"/>
          <table:table-cell table:number-columns-repeated="250"/>
        </table:table-row>
        <table:table-row table:style-name="ro9">
          <table:table-cell table:style-name="ce21" office:value-type="string" calcext:value-type="string">
            <text:p>Descripción trabajo</text:p>
          </table:table-cell>
          <table:table-cell table:style-name="ce26" table:number-columns-repeated="5"/>
          <table:table-cell table:number-columns-repeated="250"/>
        </table:table-row>
        <table:table-row table:style-name="ro2">
          <table:table-cell table:style-name="ce22"/>
          <table:table-cell table:number-columns-repeated="255"/>
        </table:table-row>
        <table:table-row table:style-name="ro2">
          <table:table-cell table:style-name="ce15" office:value-type="string" calcext:value-type="string">
            <text:p>TOTALES</text:p>
          </table:table-cell>
          <table:table-cell table:style-name="ce24" table:formula="of:=SUM([.B4];[.B7];[.B10];[.B13];[.B16];[.B19])" office:value-type="float" office:value="14.5" calcext:value-type="float">
            <text:p>14,5</text:p>
          </table:table-cell>
          <table:table-cell table:style-name="ce24" table:formula="of:=SUM([.C4];[.C7];[.C10];[.C13];[.C16];[.C19])" office:value-type="float" office:value="8" calcext:value-type="float">
            <text:p>8</text:p>
          </table:table-cell>
          <table:table-cell table:style-name="ce24" table:formula="of:=SUM([.D4];[.D7];[.D10];[.D13];[.D16];[.D19])" office:value-type="float" office:value="9" calcext:value-type="float">
            <text:p>9</text:p>
          </table:table-cell>
          <table:table-cell table:style-name="ce24" table:formula="of:=SUM([.E4];[.E7];[.E10];[.E13];[.E16];[.E19])" office:value-type="float" office:value="7.5" calcext:value-type="float">
            <text:p>7,5</text:p>
          </table:table-cell>
          <table:table-cell table:style-name="ce24" table:formula="of:=SUM([.F4];[.F7];[.F10];[.F13];[.F16];[.F19])" office:value-type="float" office:value="6" calcext:value-type="float">
            <text:p>6</text:p>
          </table:table-cell>
          <table:table-cell table:number-columns-repeated="250"/>
        </table:table-row>
        <table:table-row table:style-name="ro2">
          <table:table-cell table:style-name="ce22"/>
          <table:table-cell table:number-columns-repeated="255"/>
        </table:table-row>
        <table:table-row table:style-name="ro5" table:number-rows-repeated="97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Ejemplo" table:style-name="ta2" table:print="false">
        <table:table-column table:style-name="co7" table:default-cell-style-name="ce18"/>
        <table:table-column table:style-name="co8" table:number-columns-repeated="4" table:default-cell-style-name="ce36"/>
        <table:table-column table:style-name="co9" table:default-cell-style-name="ce18"/>
        <table:table-column table:style-name="co4" table:number-columns-repeated="9" table:default-cell-style-name="ce18"/>
        <table:table-column table:style-name="co8" table:number-columns-repeated="11" table:default-cell-style-name="ce18"/>
        <table:table-column table:style-name="co6" table:number-columns-repeated="230" table:default-cell-style-name="Default"/>
        <table:table-row table:style-name="ro2">
          <table:table-cell table:style-name="ce13"/>
          <table:table-cell table:style-name="ce14" office:value-type="string" calcext:value-type="string">
            <text:p>Equipo 01</text:p>
          </table:table-cell>
          <table:table-cell table:style-name="ce33" table:number-columns-repeated="3"/>
          <table:table-cell table:number-columns-repeated="251"/>
        </table:table-row>
        <table:table-row table:style-name="ro2">
          <table:table-cell table:style-name="ce13"/>
          <table:table-cell table:style-name="ce14" office:value-type="string" calcext:value-type="string">
            <text:p>Andrés</text:p>
          </table:table-cell>
          <table:table-cell table:style-name="ce14" office:value-type="string" calcext:value-type="string">
            <text:p>Beatriz</text:p>
          </table:table-cell>
          <table:table-cell table:style-name="ce14" office:value-type="string" calcext:value-type="string">
            <text:p>Cosme</text:p>
          </table:table-cell>
          <table:table-cell table:style-name="ce14" office:value-type="string" calcext:value-type="string">
            <text:p>Daniela</text:p>
          </table:table-cell>
          <table:table-cell table:style-name="ce17"/>
          <table:table-cell table:number-columns-repeated="250"/>
        </table:table-row>
        <table:table-row table:style-name="ro2">
          <table:table-cell table:style-name="ce14" office:value-type="string" calcext:value-type="string">
            <text:p>Semanas del 15-FEB y 22-FEB</text:p>
          </table:table-cell>
          <table:table-cell table:style-name="ce19" table:number-columns-repeated="4"/>
          <table:table-cell table:number-columns-repeated="251"/>
        </table:table-row>
        <table:table-row table:style-name="ro3">
          <table:table-cell table:style-name="ce16" office:value-type="string" calcext:value-type="string">
            <text:p>Horas trabajadas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.5" calcext:value-type="float">
            <text:p>4,5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number-columns-repeated="251"/>
        </table:table-row>
        <table:table-row table:style-name="ro7">
          <table:table-cell table:style-name="ce16" office:value-type="string" calcext:value-type="string">
            <text:p>Descripción trabajo</text:p>
          </table:table-cell>
          <table:table-cell table:style-name="ce31" office:value-type="string" calcext:value-type="string">
            <text:p>Reunión interna de lanzamiento de proyecto. Reunión de lanzamiento con profesor. Puesta en marcha de GitHub. Creación de plantilla de documentos.</text:p>
          </table:table-cell>
          <table:table-cell table:style-name="ce31" office:value-type="string" calcext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31" office:value-type="string" calcext:value-type="string">
            <text:p>Reunión interna de lanzamiento de proyecto. Reunión de lanzamiento con profesor. Boceto inicial de la GUI.</text:p>
          </table:table-cell>
          <table:table-cell table:number-columns-repeated="251"/>
        </table:table-row>
        <table:table-row table:style-name="ro2">
          <table:table-cell table:style-name="ce14" office:value-type="string" calcext:value-type="string">
            <text:p>Semanas del 29-FEB y 7-MAR</text:p>
          </table:table-cell>
          <table:table-cell table:style-name="ce19" table:number-columns-repeated="4"/>
          <table:table-cell table:number-columns-repeated="251"/>
        </table:table-row>
        <table:table-row table:style-name="ro3">
          <table:table-cell table:style-name="ce16" office:value-type="string" calcext:value-type="string">
            <text:p>Horas trabajadas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6.5" calcext:value-type="float">
            <text:p>6,5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251"/>
        </table:table-row>
        <table:table-row table:style-name="ro7">
          <table:table-cell table:style-name="ce16" office:value-type="string" calcext:value-type="string">
            <text:p>Descripción trabajo</text:p>
          </table:table-cell>
          <table:table-cell table:number-columns-repeated="4" table:style-name="ce31" office:value-type="string" calcext:value-type="string">
            <text:p>...</text:p>
          </table:table-cell>
          <table:table-cell table:number-columns-repeated="251"/>
        </table:table-row>
        <table:table-row table:style-name="ro8">
          <table:table-cell table:style-name="ce35" office:value-type="string" calcext:value-type="string">
            <text:p>...</text:p>
          </table:table-cell>
          <table:table-cell table:style-name="ce18" table:number-columns-repeated="4"/>
          <table:table-cell table:number-columns-repeated="251"/>
        </table:table-row>
        <table:table-row table:style-name="ro8">
          <table:table-cell table:style-name="ce35"/>
          <table:table-cell table:style-name="ce18" table:number-columns-repeated="4"/>
          <table:table-cell table:number-columns-repeated="251"/>
        </table:table-row>
        <table:table-row table:style-name="ro2">
          <table:table-cell table:style-name="ce17" office:value-type="string" calcext:value-type="string">
            <text:p>Notas</text:p>
          </table:table-cell>
          <table:table-cell table:style-name="ce18" table:number-columns-repeated="4"/>
          <table:table-cell table:number-columns-repeated="251"/>
        </table:table-row>
        <table:table-row table:style-name="ro5">
          <table:table-cell office:value-type="string" calcext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style-name="ce18" table:number-columns-repeated="4"/>
          <table:table-cell table:number-columns-repeated="251"/>
        </table:table-row>
        <table:table-row table:style-name="ro5">
          <table:table-cell office:value-type="string" calcext:value-type="string">
            <text:p>También es normal que las primeras semanas se dediquen algunas horas menos. Pero no os descuidéis, o se os acumulará mucho trabajo al final</text:p>
          </table:table-cell>
          <table:table-cell table:style-name="ce18" table:number-columns-repeated="4"/>
          <table:table-cell table:number-columns-repeated="251"/>
        </table:table-row>
        <table:table-row table:style-name="ro5">
          <table:table-cell/>
          <table:table-cell table:style-name="ce18" table:number-columns-repeated="4"/>
          <table:table-cell table:number-columns-repeated="251"/>
        </table:table-row>
        <table:table-row table:style-name="ro2" table:number-rows-repeated="7">
          <table:table-cell table:style-name="ce17"/>
          <table:table-cell table:style-name="ce18" table:number-columns-repeated="4"/>
          <table:table-cell table:number-columns-repeated="251"/>
        </table:table-row>
        <table:table-row table:style-name="ro5">
          <table:table-cell/>
          <table:table-cell table:style-name="ce18" table:number-columns-repeated="4"/>
          <table:table-cell table:number-columns-repeated="251"/>
        </table:table-row>
        <table:table-row table:style-name="ro5" table:number-rows-repeated="977">
          <table:table-cell table:number-columns-repeated="256"/>
        </table:table-row>
        <table:table-row table:style-name="ro5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7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07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07P2" style:volatile="true">
      <number:currency-symbol>$</number:currency-symbol>
      <number:text>- </number:text>
    </number:currency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1P0" style:volatile="true">
      <number:number number:decimal-places="0" loext:min-decimal-places="0" number:min-integer-digits="1" number:grouping="true"/>
      <number:text> </number:text>
    </number:number-style>
    <number:number-style style:name="N111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1P2" style:volatile="true">
      <number:text> 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4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14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14P2" style:volatile="true">
      <number:currency-symbol>$</number:currency-symbol>
      <number:text>- </number:text>
    </number:currency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2" loext:min-decimal-places="2" number:min-integer-digits="1" number:grouping="true"/>
      <number:text> </number:text>
    </number:number-style>
    <number:number-style style:name="N117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1" fo:font-family="Arial1" fo:font-size="11pt" fo:font-style="normal" style:text-underline-style="none" fo:font-weight="normal" style:font-name-asian="Arial1" style:font-family-asian="Arial1" style:font-size-asian="11pt" style:font-style-asian="normal" style:font-weight-asian="norm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7"/>
    <style:style style:name="Currency_20__5b_0_5d_" style:display-name="Currency [0]" style:family="table-cell" style:parent-style-name="Default" style:data-style-name="N111"/>
    <style:style style:name="Comma" style:family="table-cell" style:parent-style-name="Default" style:data-style-name="N114"/>
    <style:style style:name="Comma_20__5b_0_5d_" style:display-name="Comma [0]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00/00/0000</text:date>, <text:time style:data-style-name="N2" text:time-value="17:43:11.96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atos" style:display-name="PageStyle_Da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emplo" style:display-name="PageStyle_Ejempl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2T17:44:43.648000000</dc:date>
    <meta:editing-duration>PT6M1S</meta:editing-duration>
    <meta:editing-cycles>2</meta:editing-cycles>
    <meta:generator>LibreOffice/5.0.2.2$Windows_x86 LibreOffice_project/37b43f919e4de5eeaca9b9755ed688758a8251fe</meta:generator>
    <meta:document-statistic meta:table-count="2" meta:cell-count="81" meta:object-count="0"/>
  </office:meta>
</office:document-meta>
</file>